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T1" style:family="text">
      <style:text-properties fo:font-size="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method="post" form:control-implementation="ooo:com.sun.star.form.component.Form" office:target-frame="" xlink:href="../../../../projects/inception/project_sessions/5921/evaluations/3696/scales/12778/scale_teams/424565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cale for project <text:a xlink:type="simple" xlink:href="https://projects.intra.42.fr/projects/inception" text:style-name="Internet_20_link" text:visited-style-name="Visited_20_Internet_20_Link">Inception</text:a> </text:h>
      <text:h text:style-name="Heading_20_5" text:outline-level="5">You should evaluate 1 student in this team</text:h>
      <text:p text:style-name="P1"><text:span text:style-name="T1">Git repository</text:span> </text:p>
      <text:p text:style-name="Horizontal_20_Line"/>
      <text:section text:style-name="Sect1" text:name="introduction-12778">
        <text:h text:style-name="Heading_20_3" text:outline-level="3">Introduction</text:h>
        <text:p text:style-name="Text_20_body">Please comply with the following rules:<text:line-break/><text:line-break/>- Remain polite, courteous, respectful and constructive throughout the <text:line-break/>evaluation process. The well-being of the community depends on it.<text:line-break/><text:line-break/>- Identify with the student or group whose work is evaluated the possible <text:line-break/>dysfunctions in their project. Take the time to discuss and debate the <text:line-break/>problems that may have been identified.<text:line-break/><text:line-break/>- You must consider that there might be some differences in how your peers <text:line-break/>might have understood the project's instructions and the scope of its <text:line-break/>functionalities. Always keep an open mind and grade them as honestly as <text:line-break/>possible. The pedagogy is useful only and only if the peer-evaluation is <text:line-break/>done seriously.</text:p>
      </text:section>
      <text:section text:style-name="Sect1" text:name="guidelines-12778">
        <text:h text:style-name="Heading_20_3" text:outline-level="3">Guidelines</text:h>
        <text:p text:style-name="Text_20_body">- Only grade the work that was turned in the Git repository of the evaluated <text:line-break/>student or group.<text:line-break/><text:line-break/>- Double-check that the Git repository belongs to the student(s). Ensure that <text:line-break/>the project is the one expected. Also, check that 'git clone' is used in an <text:line-break/>empty folder.<text:line-break/><text:line-break/>- Check carefully that no malicious aliases was used to fool you and make you <text:line-break/>evaluate something that is not the content of the official repository.<text:line-break/><text:line-break/>- To avoid any surprises and if applicable, review together any scripts used <text:line-break/>to facilitate the grading (scripts for testing or automation).<text:line-break/><text:line-break/>- If you have not completed the assignment you are going to evaluate, you have <text:line-break/>to read the entire subject prior to starting the evaluation process.<text:line-break/><text:line-break/>- Use the available flags to report an empty repository, a non-functioning <text:line-break/>program, a Norm error, cheating, and so forth. <text:line-break/>In these cases, the evaluation process ends and the final grade is 0, <text:line-break/>or -42 in case of cheating. However, except for cheating, student are <text:line-break/>strongly encouraged to review together the work that was turned in, in order <text:line-break/>to identify any mistakes that shouldn't be repeated in the future.</text:p>
      </text:section>
      <text:p text:style-name="Horizontal_20_Line"><text:soft-page-break/></text:p>
      <text:section text:style-name="Sect1" text:name="attachments-12778">
        <text:h text:style-name="Heading_20_3" text:outline-level="3">Attachments</text:h>
        <text:h text:style-name="Heading_20_4" text:outline-level="4"><text:a xlink:type="simple" xlink:href="https://cdn.intra.42.fr/pdf/pdf/47598/fr.subject.pdf" office:target-frame-name="_blank" xlink:show="new" text:style-name="Internet_20_link" text:visited-style-name="Visited_20_Internet_20_Link">subject.pdf</text:a> </text:h>
      </text:section>
      <text:h text:style-name="Heading_20_3" text:outline-level="3">Preliminaries</text:h>
      <text:p text:style-name="Text_20_body">If cheating is suspected, the evaluation stops here. Use the "Cheat" flag to report it. Take this decision calmly, wisely, and please, use this button with caution.</text:p>
      <text:h text:style-name="Heading_20_4" text:outline-level="4">Preliminary tests</text:h>
      <text:p text:style-name="Text_20_body">- Defense can only happen if the evaluated student or group is present. <text:line-break/>This way everybody learns by sharing knowledge with each other.<text:line-break/>- If no work has been submitted (or wrong files, wrong directory, or <text:line-break/>wrong filenames), the grade is 0, and the evaluation process ends.<text:line-break/>- For this project, you have to clone their Git repository on their <text:line-break/>station.</text:p>
      <text:p text:style-name="Horizontal_20_Line"/>
      <text:h text:style-name="Heading_20_3" text:outline-level="3">General instructions</text:h>
      <text:h text:style-name="Heading_20_4" text:outline-level="4">General instructions</text:h>
      <text:p text:style-name="Text_20_body">- For the entire evaluation process, if you don't know how to check a <text:line-break/>requirement, or verify anything, the evaluated student has to help you. <text:line-break/>- Ensure that all the files required to configure the application are <text:line-break/>located inside a srcs folder. The srcs folder must be located at the <text:line-break/>root of the repository.<text:line-break/>- Ensure that a Makefile is located at the root of the repository.<text:line-break/>- Before starting the evaluation, run this command in the terminal:<text:line-break/>"docker stop $(docker ps -qa); docker rm $(docker ps -qa);<text:line-break/>docker rmi -f $(docker images -qa); docker volume rm $(docker volume ls -q);<text:line-break/>docker network rm $(docker network ls -q) 2&gt;/dev/null"<text:line-break/>- Read the docker-compose.yml file. There musn't be 'network: host' in <text:line-break/>it or 'links:'. Otherwise, the evaluation ends now.<text:line-break/>- Read the docker-compose.yml file. There must be 'network(s)' in it. <text:line-break/>Otherwise, the evaluation ends now.<text:line-break/>- Examine the Makefile and all the scripts in which Docker is used. <text:line-break/>There musn't be '--link' in any of them. Otherwise, the evaluation <text:line-break/>ends now.<text:line-break/>- Examine the Dockerfiles. If you see 'tail -f' or any command run in <text:line-break/>background in any of them in the ENTRYPOINT section, the evaluation <text:line-break/>ends now. Same thing if 'bash' or 'sh' are used but not for running a <text:line-break/>script (e.g, 'nginx &amp; bash' or 'bash').<text:line-break/>- If the entrypoint is a script (e.g., ENTRYPOINT ["sh", "my_entrypoint.sh"], <text:line-break/>ENTRYPOINT ["bash", "my_entrypoint.sh"]), ensure it runs no program <text:line-break/>in background (e.g, 'nginx &amp; bash').<text:line-break/><text:soft-page-break/>- Examine all the scripts in the repository. Ensure none of them runs <text:line-break/>an infinite loop. <text:line-break/>The following are a few examples of prohibited commands: <text:line-break/>'sleep infinity', 'tail -f /dev/null', 'tail -f /dev/random'<text:line-break/>- Run the Makefile.</text:p>
      <text:p text:style-name="Horizontal_20_Line"/>
      <text:h text:style-name="Heading_20_3" text:outline-level="3">Mandatory part</text:h>
      <text:p text:style-name="Text_20_body">This project consists in setting up a small infrastructure composed of different services using docker-compose. Ensure that all the following points are correct. </text:p>
      <text:h text:style-name="Heading_20_4" text:outline-level="4">Project overview</text:h>
      <text:p text:style-name="Text_20_body">- The evaluated person has to explain to you in simple terms:<text:line-break/>- How Docker and docker-compose work<text:line-break/>- The difference between a Docker image used with docker-compose and <text:line-break/>without docker-compose<text:line-break/>- The benefit of Docker compared to VMs<text:line-break/>- The pertinence of the directory structure required for this project <text:line-break/>(an example is provided in the subject's PDF file).</text:p>
      <text:h text:style-name="Heading_20_4" text:outline-level="4">Simple setup</text:h>
      <text:p text:style-name="Text_20_body">- Ensure that NGINX can be accessed by port 443 only. Once done, open <text:line-break/>the page.<text:line-break/>- Ensure that a SSL/TLS certificate is used.<text:line-break/>- Ensure that the WordPress website is properly installed and configured <text:line-break/>(you shouldn't see the WordPress Installation page). To access it, <text:line-break/>open https://login.42.fr in your browser, where login is the login of <text:line-break/>the evaluated student. You shouldn't be able to access the site via <text:line-break/>http://login.42.fr.<text:line-break/>If something doesn't work as expected, the evaluation process ends now.</text:p>
      <text:h text:style-name="Heading_20_4" text:outline-level="4">Docker Basics</text:h>
      <text:p text:style-name="Text_20_body">- Start by checking the Dockerfiles. There must be one Dockerfile per <text:line-break/>service. Ensure that the Dockerfiles are not empty files. If it's not <text:line-break/>the case or if a Dockerfile is missing, the evaluation process ends <text:line-break/>now.<text:line-break/>- Make sure the evaluated student has written their own Dockerfiles and <text:line-break/>built their own Docker images. Indeed, it is forbidden to use <text:line-break/>ready-made ones or to use services such as DockerHub.<text:line-break/>- Ensure that every container is built from the penultimate stable version <text:line-break/>of Alpine Linux or from Debian Buster. If a Dockerfile does not start <text:line-break/>with 'FROM alpine' or 'FROM debian:buster', or any other local image, <text:line-break/>the evaluation process ends now.<text:line-break/>- The Docker images must have the same name as their corresponding <text:line-break/>service. Otherwise, the evaluation process ends now.<text:line-break/><text:soft-page-break/>- Ensure that the Makefile has set up all the services via docker-compose. <text:line-break/>This means that the containers must have been built using docker-compose <text:line-break/>and that no crash happened. Otherwise, the evaluation process ends.</text:p>
      <text:h text:style-name="Heading_20_4" text:outline-level="4">Docker Network</text:h>
      <text:p text:style-name="Text_20_body">- Ensure that docker-network is used by checking the docker-compose.yaml <text:line-break/>file. Then run the 'docker network ls' command to verify that a <text:line-break/>network is visible.<text:line-break/>- The evaluated student has to give you a simple explanation of <text:line-break/>docker-network.<text:line-break/>If any of the above points is not correct, the evaluation process ends <text:line-break/>now.</text:p>
      <text:h text:style-name="Heading_20_4" text:outline-level="4">NGINX with SSL/TLS</text:h>
      <text:p text:style-name="Text_20_body">- Ensure that there is a Dockerfile.<text:line-break/>- Using the 'docker-compose ps' command, ensure that the container was <text:line-break/>created (using the flag '-p' is authorized if necessary).<text:line-break/>- Try to access the service via http (port 80) and verify that you <text:line-break/>cannot connect.<text:line-break/>- Open https://login.42.fr/ in your browser, where login is the login <text:line-break/>of the evaluated student. The displayed page must be the configured <text:line-break/>WordPress website (you shouldn't see the WordPress Installation page).<text:line-break/>- The use of a TLS v1.2/v1.3 certificate is mandatory and must be <text:line-break/>demonstrated. The SSL/TLS certificate doesn't have to be recognized. <text:line-break/>A self-signed certificate warning may appear.<text:line-break/>If any of the above points is not clearly explained and correct, the <text:line-break/>evaluation process ends now.</text:p>
      <text:h text:style-name="Heading_20_4" text:outline-level="4">WordPress with php-fpm and its volume</text:h>
      <text:p text:style-name="Text_20_body">- Ensure that there is a Dockerfile.<text:line-break/>- Ensure that there is no NGINX in the Dockerfile.<text:line-break/>- Using the 'docker-compose ps' command, ensure that the container was <text:line-break/>created (using the flag '-p' is authorized if necessary).<text:line-break/>- Ensure that there is a Volume. To do so:<text:line-break/>Run the command 'docker volume ls' then 'docker volume inspect <text:line-break/><text:line-break/>the path '/home/login/data/', where login is the login of the evaluated <text:line-break/>student.<text:line-break/>- Ensure that you can add a comment using the available WordPress user.<text:line-break/>- Sign in with the administrator account to access the Administration <text:line-break/>dashboard. The Admin username must not include 'admin' or 'Admin' <text:line-break/>(e.g., admin, administrator, Admin-login, admin-123, and so forth).<text:line-break/>- From the Administration dashboard, edit a page. Verify on the website <text:line-break/>that the page has been updated.<text:line-break/><text:soft-page-break/>If any of the above points is not correct, the evaluation process ends <text:line-break/>now.</text:p>
      <text:h text:style-name="Heading_20_4" text:outline-level="4">MariaDB and its volume</text:h>
      <text:p text:style-name="Text_20_body">- Ensure that there is a Dockerfile.<text:line-break/>- Ensure that there is no NGINX in the Dockerfile.<text:line-break/>- Using the 'docker-compose ps' command, ensure that the container was <text:line-break/>created (using the flag '-p' is authorized if necessary).<text:line-break/>- Ensure that there is a Volume. To do so:<text:line-break/>Run the command 'docker volume ls' then 'docker volume inspect <text:line-break/><text:line-break/>the path '/home/login/data/', where login is the login of the evaluated <text:line-break/>student.<text:line-break/>- The evaluated student must be able to explain you how to login into <text:line-break/>the database. Try to login into the SQL database as root but with no <text:line-break/>password. If the login is successful, the evaluation process ends now.<text:line-break/>- Try to login into the SQL database with the user account and its <text:line-break/>password. Verify that the database is not empty.<text:line-break/>If any of the above points is not correct, the evaluation process ends <text:line-break/>now.</text:p>
      <text:h text:style-name="Heading_20_4" text:outline-level="4">Persistence!</text:h>
      <text:p text:style-name="Text_20_body">- This part is pretty straightforward. You have to reboot the virtual <text:line-break/>machine. Once it has restarted, launch docker-compose again. Then, <text:line-break/>verify that everything is functional, and that both WordPress and <text:line-break/>MariaDB are configured. The changes you made previously to the <text:line-break/>WordPress website should still be here.<text:line-break/>If any of the above points is not correct, the evaluation process ends <text:line-break/>now.</text:p>
      <text:p text:style-name="Horizontal_20_Line"/>
      <text:h text:style-name="Heading_20_3" text:outline-level="3">Bonus</text:h>
      <text:p text:style-name="Text_20_body">Evaluate the bonus part if, and only if, the mandatory part has been entirely and perfectly done, and the error management handles unexpected or bad usage. In case all the mandatory points were not passed during the defense, bonus points must be totally ignored. </text:p>
      <text:h text:style-name="Heading_20_4" text:outline-level="4">Bonus</text:h>
      <text:p text:style-name="Text_20_body">Add 1 point per bonus authorized in the subject.<text:line-break/>Verify and test the proper functioning and implementation of each extra <text:line-break/>service.<text:line-break/>For the free choice service, the evaluated student has to give you a <text:line-break/>simple explanation about how it works and why they think it is useful. </text:p>
      <text:p text:style-name="P1">Rate it from 0 (failed) through 5 (excellent)</text:p>
      <text:section text:style-name="Sect1" text:name="js-rangeslider-0">
        <text:p text:style-name="P1"/>
      </text:section>
      <text:p text:style-name="Horizontal_20_Line"/>
      <text:section text:style-name="Sect1" text:name="ratings-12778">
        <text:h text:style-name="Heading_20_3" text:outline-level="3"><text:soft-page-break/>Ratings</text:h>
        <text:p text:style-name="Text_20_body">Don’t forget to check the flag corresponding to the defense</text:p>
      </text:section>
      <text:h text:style-name="Heading_20_3" text:outline-level="3">Conclusion</text:h>
      <text:section text:style-name="Sect1" text:name="comments-12778">
        <text:p text:style-name="Text_20_body">Leave a comment on this evaluatio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3T12:57:13.967644248</meta:creation-date>
    <dc:date>2022-06-23T12:57:49.721585877</dc:date>
    <meta:editing-duration>PT1M1S</meta:editing-duration>
    <meta:editing-cycles>1</meta:editing-cycles>
    <meta:generator>LibreOffice/6.0.7.3$Linux_X86_64 LibreOffice_project/00m0$Build-3</meta:generator>
    <meta:document-statistic meta:table-count="0" meta:image-count="0" meta:object-count="0" meta:page-count="6" meta:paragraph-count="43" meta:word-count="1677" meta:character-count="10184" meta:non-whitespace-character-count="8448"/>
  </office:meta>
</office:document-meta>
</file>